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rabun" svg:font-family="Sarabun, 'Avenir Book'"/>
    <style:font-face style:name="Source Sans Pro" svg:font-family="'Source Sans Pro', 'Segoe U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44in"/>
    </style:style>
    <style:style style:name="co4" style:family="table-column">
      <style:table-column-properties fo:break-before="auto" style:column-width="9.4453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6957in"/>
    </style:style>
    <style:style style:name="ro1" style:family="table-row">
      <style:table-row-properties style:row-height="0.49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047in" fo:break-before="auto" style:use-optimal-row-height="true"/>
    </style:style>
    <style:style style:name="ro4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1422" style:font-name="Sarabun" fo:font-size="24pt" fo:language="none" fo:country="none" style:font-name-asian="DejaVu Sans" style:font-size-asian="24pt" style:language-asian="none" style:country-asian="none" style:font-name-complex="Sarabun" style:font-size-complex="24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0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2pt" style:font-name-asian="Lohit Devanagari" style:font-size-asian="22pt" style:language-asian="hi" style:country-asian="IN" style:font-name-complex="Noto Sans CJK SC" style:font-size-complex="22pt" style:language-complex="none" style:country-complex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0pt" style:font-name-asian="Lohit Devanagari" style:font-size-asian="20pt" style:language-asian="hi" style:country-asian="IN" style:font-name-complex="Noto Sans CJK SC" style:font-size-complex="2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Noto Sans CJK SC"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24pt" style:font-name-asian="Lohit Devanagari" style:font-size-asian="24pt" style:language-asian="hi" style:country-asian="IN" style:font-size-complex="24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name-asian="Lohit Devanagari" style:font-size-asian="24pt" style:language-asian="hi" style:country-asian="IN" style:font-name-complex="DejaVu Sans" style:font-size-complex="22pt" style:language-complex="none" style:country-complex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" fo:font-size="24pt" style:font-name-asian="Lohit Devanagari" style:font-size-asian="24pt" style:language-asian="hi" style:country-asian="IN" style:font-name-complex="DejaVu Sans" style:font-size-complex="22pt" style:language-complex="none" style:country-complex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" fo:font-size="24pt" style:font-size-asian="24pt" style:font-name-complex="DejaVu Sans" style:font-size-complex="24pt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 style:language-complex="none" style:country-complex="none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complex="22pt"/>
    </style:style>
    <style:style style:name="T2" style:family="text">
      <style:text-properties style:use-window-font-color="true" fo:font-size="22pt" fo:language="en" fo:country="US" style:font-size-asian="22pt" style:letter-kerning="true" style:language-asian="hi" style:country-asian="IN" style:font-name-asian="Lohit Devanagari" style:font-size-complex="22pt"/>
    </style:style>
    <style:style style:name="T3" style:family="text">
      <style:text-properties style:use-window-font-color="true" fo:language="en" fo:country="US" style:letter-kerning="true" style:language-asian="hi" style:country-asian="IN" style:font-name-asian="Lohit Devanagari" style:font-size-complex="22pt" fo:font-size="12pt" style:font-size-asian="12pt"/>
    </style:style>
    <style:style style:name="T4" style:family="text">
      <style:text-properties style:use-window-font-color="true" fo:language="en" fo:country="US" style:letter-kerning="true" style:language-asian="hi" style:country-asian="IN" style:font-name-asian="Lohit Devanagari" style:font-size-complex="22pt" fo:font-size="12pt" style:font-size-asian="12pt" style:font-name=""/>
    </style:style>
    <style:style style:name="T5" style:family="text">
      <style:text-properties style:use-window-font-color="true" fo:language="en" fo:country="US" style:letter-kerning="true" style:language-asian="hi" style:country-asian="IN" style:font-name-asian="Lohit Devanagari" style:font-size-complex="22pt" style:font-name="" style:font-size-asian="22pt" fo:font-size="22pt"/>
    </style:style>
    <style:style style:name="T6" style:family="text">
      <style:text-properties style:use-window-font-color="true" fo:language="en" fo:country="US" style:letter-kerning="true" style:language-asian="hi" style:country-asian="IN" style:font-name-asian="Lohit Devanagari" style:font-size-complex="22pt" style:font-name="" fo:font-size="12pt" style:font-size-asian="12pt"/>
    </style:style>
    <style:style style:name="T7" style:family="text">
      <style:text-properties style:language-asian="hi" style:country-asian="IN" style:font-name-asian="Lohit Devanagari" style:font-size-asian="12pt" style:font-size-complex="22pt" fo:font-size="12pt" style:letter-kerning="true"/>
    </style:style>
    <style:style style:name="T8" style:family="text">
      <style:text-properties style:language-asian="hi" style:country-asian="IN" style:font-name-asian="Lohit Devanagari" style:font-size-complex="22pt" style:letter-kerning="true" style:use-window-font-color="true" fo:font-size="22pt" style:font-size-asian="22pt" fo:language="en" fo:country="US"/>
    </style:style>
    <style:style style:name="T9" style:family="text">
      <style:text-properties style:language-asian="hi" style:country-asian="IN" style:font-name-asian="Lohit Devanagari" style:font-size-complex="22pt" style:letter-kerning="true" style:use-window-font-color="true" fo:language="en" fo:country="US" fo:font-size="12pt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date" office:date-value="2022-05-05" calcext:value-type="date">
            <text:p>05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設計</text:p>
          </table:table-cell>
          <table:table-cell table:style-name="ce28" office:value-type="string" calcext:value-type="string">
            <text:p><text:span text:style-name="T1">用drawio設計ui，並給oliver確認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系統設計</text:p>
          </table:table-cell>
          <table:table-cell office:value-type="string" calcext:value-type="string">
            <text:p>分成三個模塊：gpx管理，數據庫管理，UI管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2-05-09" calcext:value-type="date">
            <text:p>05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搭建好python 環境</text:p>
          </table:table-cell>
          <table:table-cell office:value-type="string" calcext:value-type="string">
            <text:p>UI組件，數據庫組件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實現UI框架</text:p>
          </table:table-cell>
          <table:table-cell office:value-type="string" calcext:value-type="string">
            <text:p>導入數據頁面，數據庫管理頁面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實現地圖的api調用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2-05-10" calcext:value-type="date">
            <text:p>05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優化調整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實現gpx數據拆分功能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實現數據庫讀寫功能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 table:style-name="ce1" office:value-type="date" office:date-value="2022-05-12" calcext:value-type="date">
            <text:p>05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優化調整</text:p>
          </table:table-cell>
          <table:table-cell table:style-name="ce30" office:value-type="string" calcext:value-type="string">
            <text:p><text:span text:style-name="T2">title</text:span><text:span text:style-name="T3">可以手動編輯，</text:span><text:span text:style-name="T4">文字編輯欄目：</text:span><text:span text:style-name="T5">note</text:span><text:span text:style-name="T6">；（可以空值，如果空值的話，自己帶個空格），地圖tile替換為高德的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打包成.exe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上傳代碼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操作手冊</text:p>
          </table:table-cell>
          <table:table-cell table:number-columns-repeated="1021"/>
        </table:table-row>
        <table:table-row table:style-name="ro4"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UI優化調整</text:p>
          </table:table-cell>
          <table:table-cell table:style-name="ce31" office:value-type="string" calcext:value-type="string">
            <text:p><text:span text:style-name="T7">優化彈窗：默認有</text:span><text:span text:style-name="T8">pathName</text:span><text:span text:style-name="T9">，這樣比較好修改；</text:span>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number-columns-repeated="2"/>
          <table:table-cell table:style-name="ce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6"/>
          <table:table-cell table:number-columns-repeated="1020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10"/>
          <table:table-cell table:style-name="ce16"/>
          <table:table-cell table:number-columns-repeated="1020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/>
          <table:table-cell table:style-name="ce10"/>
          <table:table-cell table:style-name="ce20"/>
          <table:table-cell table:number-columns-repeated="1020"/>
        </table:table-row>
        <table:table-row table:style-name="ro3" table:number-rows-repeated="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number-columns-repeated="2"/>
          <table:table-cell table:style-name="ce10"/>
          <table:table-cell table:style-name="ce21"/>
          <table:table-cell table:number-columns-repeated="1020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/>
          <table:table-cell table:style-name="ce13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1"/>
          <table:table-cell/>
          <table:table-cell table:style-name="ce14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style-name="ce20"/>
          <table:table-cell table:number-columns-repeated="1020"/>
        </table:table-row>
        <table:table-row table:style-name="ro3">
          <table:table-cell table:style-name="ce1"/>
          <table:table-cell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/>
          <table:table-cell table:style-name="ce22"/>
          <table:table-cell table:number-columns-repeated="1021"/>
        </table:table-row>
        <table:table-row table:style-name="ro3">
          <table:table-cell table:number-columns-repeated="2"/>
          <table:table-cell table:style-name="ce23"/>
          <table:table-cell table:number-columns-repeated="1021"/>
        </table:table-row>
        <table:table-row table:style-name="ro3">
          <table:table-cell table:number-columns-repeated="2"/>
          <table:table-cell table:style-name="ce22"/>
          <table:table-cell table:number-columns-repeated="1021"/>
        </table:table-row>
        <table:table-row table:style-name="ro3">
          <table:table-cell table:number-columns-repeated="2"/>
          <table:table-cell table:style-name="ce24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rabun" svg:font-family="Sarabun, 'Avenir Book'"/>
    <style:font-face style:name="Source Sans Pro" svg:font-family="'Source Sans Pro', 'Segoe U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2:08:28.742830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58:35.041930798</meta:creation-date>
    <meta:generator>LibreOffice/6.4.7.2$Linux_X86_64 LibreOffice_project/40$Build-2</meta:generator>
    <dc:date>2022-05-12T17:22:44.010114968</dc:date>
    <meta:editing-duration>P6DT20H8M41S</meta:editing-duration>
    <meta:editing-cycles>17</meta:editing-cycles>
    <meta:document-statistic meta:table-count="1" meta:cell-count="45" meta:object-count="0"/>
  </office:meta>
</office:document-meta>
</file>